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69.99mm" table:align="margins"/>
    </style:style>
    <style:style style:name="Table1.A" style:family="table-column">
      <style:table-column-properties style:column-width="42.49mm" style:rel-column-width="16383*"/>
    </style:style>
    <style:style style:name="Table1.D" style:family="table-column">
      <style:table-column-properties style:column-width="42.51mm" style:rel-column-width="16386*"/>
    </style:style>
    <style:style style:name="Table1.A1" style:family="table-cell">
      <style:table-cell-properties fo:padding="0.97mm" fo:border-left="0.02mm solid #000000" fo:border-right="none" fo:border-top="0.02mm solid #000000" fo:border-bottom="0.02mm solid #000000"/>
    </style:style>
    <style:style style:name="Table1.D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D2" style:family="table-cell">
      <style:table-cell-properties fo:padding="0.97mm" fo:border-left="0.02mm solid #000000" fo:border-right="0.02mm solid #000000" fo:border-top="none" fo:border-bottom="0.02mm solid #000000"/>
    </style:style>
    <style:style style:name="Table2" style:family="table">
      <style:table-properties style:width="169.99mm" table:align="margin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A1" style:family="table-cell">
      <style:table-cell-properties fo:padding="0.97mm" fo:border-left="0.02mm solid #000000" fo:border-right="none" fo:border-top="0.02mm solid #000000" fo:border-bottom="0.02mm solid #000000"/>
    </style:style>
    <style:style style:name="Table2.D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D2" style:family="table-cell">
      <style:table-cell-properties fo:padding="0.97mm" fo:border-left="0.02mm solid #000000" fo:border-right="0.02mm solid #000000" fo:border-top="none" fo:border-bottom="0.02mm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italic" style:font-style-asian="italic" style:font-style-complex="italic"/>
    </style:style>
    <style:style style:name="P17" style:family="paragraph" style:parent-style-name="Heading_20_3">
      <style:text-properties style:font-name="Bitstream Vera Sans1"/>
    </style:style>
    <style:style style:name="P18" style:family="paragraph" style:parent-style-name="Heading_20_1">
      <style:text-properties style:font-name="Bitstream Vera Sans1"/>
    </style:style>
    <style:style style:name="P19" style:family="paragraph" style:parent-style-name="Heading_20_2">
      <style:text-properties style:font-name="Bitstream Vera Sans1"/>
    </style:style>
    <style:style style:name="P20" style:family="paragraph" style:parent-style-name="Req-Name">
      <style:text-properties style:font-name="Bitstream Vera Sans1"/>
    </style:style>
    <style:style style:name="P21" style:family="paragraph" style:parent-style-name="Bibliography_20_1">
      <style:paragraph-properties>
        <style:tab-stops/>
      </style:paragraph-properties>
    </style:style>
    <style:style style:name="P22" style:family="paragraph" style:parent-style-name="Req-Text">
      <style:text-properties style:font-name="Bitstream Vera Sans1"/>
    </style:style>
    <style:style style:name="P23" style:family="paragraph" style:parent-style-name="Req-Text">
      <style:text-properties style:font-name="Bitstream Vera Sans1" style:font-name-asian="Bitstream Vera Sans1" style:font-name-complex="Bitstream Vera Sans1"/>
    </style:style>
    <style:style style:name="P24" style:family="paragraph" style:parent-style-name="Text_20_body">
      <style:paragraph-properties fo:margin-left="12.51mm" fo:margin-right="0mm" fo:text-indent="0mm" style:auto-text-indent="false"/>
    </style:style>
    <style:style style:name="P25" style:family="paragraph" style:parent-style-name="Text_20_body">
      <style:paragraph-properties fo:margin-left="12.51mm" fo:margin-right="0mm" fo:text-indent="0mm" style:auto-text-indent="false"/>
      <style:text-properties style:font-name="Courier"/>
    </style:style>
    <style:style style:name="P26" style:family="paragraph" style:parent-style-name="Text_20_body">
      <style:paragraph-properties fo:margin-left="12.51mm" fo:margin-right="0mm" fo:text-indent="0mm" style:auto-text-indent="false"/>
      <style:text-properties style:font-name="Courier New"/>
    </style:style>
    <style:style style:name="P27" style:family="paragraph" style:parent-style-name="Text_20_body">
      <style:paragraph-properties fo:margin-left="12.51mm" fo:margin-right="0mm" fo:text-indent="0mm" style:auto-text-indent="false"/>
      <style:text-properties style:font-name="Courier 10 Pitch"/>
    </style:style>
    <style:style style:name="P28" style:family="paragraph" style:parent-style-name="Text_20_body">
      <style:paragraph-properties fo:text-align="start" style:justify-single-word="false" fo:break-before="page"/>
      <style:text-properties fo:font-size="8pt" style:font-size-asian="8pt" style:font-size-complex="8pt"/>
    </style:style>
    <style:style style:name="P29" style:family="paragraph" style:parent-style-name="Text_20_body">
      <style:paragraph-properties fo:margin-left="0mm" fo:margin-right="0mm" fo:text-indent="0mm" style:auto-text-indent="false"/>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fo:font-style="italic" style:font-style-asian="italic" style:font-style-complex="italic"/>
    </style:style>
    <style:style style:name="P32" style:family="paragraph" style:parent-style-name="Standard" style:master-page-name="First_20_Page">
      <style:paragraph-properties style:page-number="auto"/>
    </style:style>
    <style:style style:name="P33" style:family="paragraph" style:parent-style-name="Standard" style:list-style-name="L2"/>
    <style:style style:name="P34" style:family="paragraph" style:parent-style-name="Text_20_body" style:list-style-name="L1">
      <style:paragraph-properties fo:text-align="justify" style:justify-single-word="false"/>
      <style:text-properties fo:font-size="8pt" style:font-size-asian="8pt" style:font-size-complex="8pt"/>
    </style:style>
    <style:style style:name="P35" style:family="paragraph" style:parent-style-name="Text_20_body">
      <style:text-properties style:font-name="Bitstream Vera Sans1"/>
    </style:style>
    <style:style style:name="P36" style:family="paragraph" style:parent-style-name="Text_20_body" style:list-style-name="L2">
      <style:text-properties style:font-name="Bitstream Vera Sans1"/>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text-properties style:font-name="Courier 10 Pitch"/>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47" style:family="paragraph" style:parent-style-name="Text_20_body">
      <style:paragraph-properties fo:margin-left="12.51mm" fo:margin-right="0mm" fo:text-indent="0mm" style:auto-text-indent="false"/>
      <style:text-properties style:font-name="Courier New"/>
    </style:style>
    <style:style style:name="P48" style:family="paragraph" style:parent-style-name="User_20_Index_20_Heading">
      <style:paragraph-properties fo:break-before="page"/>
    </style:style>
    <style:style style:name="P49" style:family="paragraph" style:parent-style-name="Contents_20_1">
      <style:paragraph-properties>
        <style:tab-stops>
          <style:tab-stop style:position="169.99m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Contents_20_2">
      <style:paragraph-properties>
        <style:tab-stops>
          <style:tab-stop style:position="164.99mm" style:type="right" style:leader-style="dotted" style:leader-text="."/>
        </style:tab-stops>
      </style:paragraph-properties>
    </style:style>
    <style:style style:name="P52" style:family="paragraph" style:parent-style-name="Contents_20_5">
      <style:paragraph-properties>
        <style:tab-stops>
          <style:tab-stop style:position="150.02mm" style:type="right" style:leader-style="dotted" style:leader-text="."/>
        </style:tab-stops>
      </style:paragraph-properties>
    </style:style>
    <style:style style:name="P53" style:family="paragraph" style:parent-style-name="Contents_20_3">
      <style:paragraph-properties>
        <style:tab-stops>
          <style:tab-stop style:position="160mm" style:type="right" style:leader-style="dotted" style:leader-text="."/>
        </style:tab-stops>
      </style:paragraph-properties>
    </style:style>
    <style:style style:name="P54" style:family="paragraph" style:parent-style-name="User_20_Index_20_1">
      <style:paragraph-properties>
        <style:tab-stops>
          <style:tab-stop style:position="169.99mm" style:type="right" style:leader-style="dotted" style:leader-text="."/>
        </style:tab-stops>
      </style:paragraph-properties>
    </style:style>
    <style:style style:name="P55" style:family="paragraph" style:parent-style-name="Contents_20_4">
      <style:paragraph-properties>
        <style:tab-stops>
          <style:tab-stop style:position="155.01mm"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Courier"/>
    </style:style>
    <style:style style:name="T9" style:family="text">
      <style:text-properties style:font-name="Courier" style:font-name-asian="Bitstream Vera Sans1" style:font-name-complex="Bitstream Vera Sans1"/>
    </style:style>
    <style:style style:name="T10" style:family="text">
      <style:text-properties style:font-name="Bitstream Vera San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10 Pitch"/>
    </style:style>
    <style:style style:name="T15" style:family="text">
      <style:text-properties style:font-name="Courier New"/>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8</text:p>
      <text:p text:style-name="P4"/>
      <text:p text:style-name="P4">Status: Alpha</text:p>
      <text:p text:style-name="P4"/>
      <text:p text:style-name="P4"><text:date style:data-style-name="N76" text:date-value="2008-04-18T09:36:06" text:fixed="true">April 18,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46">Redistributions must retain the above copyright notice, this list of conditions and the following disclaimer. </text:p>
        </text:list-item>
        <text:list-item>
          <text:p text:style-name="P34">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10">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0">Table of Contents</text:p>
          </text:index-title>
          <text:p text:style-name="P49">1 Note About Status<text:tab/>7</text:p>
          <text:p text:style-name="P49">2 Features<text:tab/>7</text:p>
          <text:p text:style-name="P49">3 Name<text:tab/>7</text:p>
          <text:p text:style-name="P49">4 Alternatives<text:tab/>7</text:p>
          <text:p text:style-name="P49">5 Introduction<text:tab/>8</text:p>
          <text:p text:style-name="P49">6 Definitions<text:tab/>8</text:p>
          <text:p text:style-name="P51">6.1 Wording<text:tab/>8</text:p>
          <text:p text:style-name="P51">6.2 Boot type<text:tab/>8</text:p>
          <text:p text:style-name="P51">6.3 Boot variant<text:tab/>8</text:p>
          <text:p text:style-name="P49">7 Requirements<text:tab/>9</text:p>
          <text:p text:style-name="P51">7.1 General<text:tab/>9</text:p>
          <text:p text:style-name="P51">7.2 initramfs<text:tab/>9</text:p>
          <text:p text:style-name="P51">7.3 init <text:tab/>9</text:p>
          <text:p text:style-name="P53">7.3.1 Phases and Stages<text:tab/>10</text:p>
          <text:p text:style-name="P55">7.3.1.1 Stages<text:tab/>11</text:p>
          <text:p text:style-name="P55">7.3.1.2 Phases<text:tab/>12</text:p>
          <text:p text:style-name="P53">7.3.2 Modular<text:tab/>14</text:p>
          <text:p text:style-name="P53">7.3.3 Dependencies<text:tab/>14</text:p>
          <text:p text:style-name="P53">7.3.4 Command Line Parameters<text:tab/>15</text:p>
          <text:p text:style-name="P53">7.3.5 Boot types <text:tab/>16</text:p>
          <text:p text:style-name="P55">7.3.5.1 Generic<text:tab/>16</text:p>
          <text:p text:style-name="P55">7.3.5.2 local<text:tab/>16</text:p>
          <text:p text:style-name="P55">7.3.5.3 nfs<text:tab/>16</text:p>
          <text:p text:style-name="P55">7.3.5.4 iscsi<text:tab/>17</text:p>
          <text:p text:style-name="P53">7.3.6 Boot variants<text:tab/>17</text:p>
          <text:p text:style-name="P55">7.3.6.1 udev <text:tab/>17</text:p>
          <text:p text:style-name="P55">7.3.6.2 multipath<text:tab/>17</text:p>
          <text:p text:style-name="P55">7.3.6.3 LVM<text:tab/>17</text:p>
          <text:p text:style-name="P55">7.3.6.4 network <text:tab/>18</text:p>
          <text:p text:style-name="P52">7.3.6.4.1DHCP<text:tab/>18</text:p>
          <text:p text:style-name="P52">7.3.6.4.2static<text:tab/>18</text:p>
          <text:p text:style-name="P55">7.3.6.5 tftp <text:tab/>18</text:p>
          <text:p text:style-name="P49">8 Design decisions<text:tab/>20</text:p>
          <text:p text:style-name="P51">8.1 Python<text:tab/>20</text:p>
          <text:p text:style-name="P49">9 Implementation Details<text:tab/>20</text:p>
          <text:p text:style-name="P51">9.1 Shared Library handling<text:tab/>20</text:p>
          <text:p text:style-name="P49">10 Testing<text:tab/>20</text:p>
          <text:p text:style-name="P51">10.1 Tested systems<text:tab/>21</text:p>
          <text:p text:style-name="P49">11 Releases / Versions / History<text:tab/>22</text:p>
          <text:p text:style-name="P51">11.1 Releases<text:tab/>22</text:p>
          <text:p text:style-name="P53">11.1.1 0.0.1 [2008-03-31]<text:tab/>22</text:p>
          <text:p text:style-name="P53">11.1.2 0.0.2 [2008-04-04]<text:tab/>22</text:p>
          <text:p text:style-name="P53">11.1.3 Aims for Version 0.1 [Hopefully about 2008-04-18]<text:tab/>22</text:p>
          <text:p text:style-name="P53">11.1.4 Aims for Version 0.2 [Hopefully about 2008-05-01]<text:tab/>22</text:p>
          <text:p text:style-name="P53"><text:soft-page-break/>11.1.5 Aims to get to beta state<text:tab/>22</text:p>
          <text:p text:style-name="P53">11.1.6 Long term aims<text:tab/>23</text:p>
          <text:p text:style-name="P49">12 Open Points / ToDo<text:tab/>23</text:p>
          <text:p text:style-name="P49">13 Bibliography<text:tab/>23</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48">Requirements</text:p>
          </text:index-title>
          <text:p text:style-name="P54">Requirement #1: Create bootable initramfs<text:tab/>9</text:p>
          <text:p text:style-name="P54">Requirement #2: General<text:tab/>9</text:p>
          <text:p text:style-name="P54">Requirement #3: init as a shell script<text:tab/>9</text:p>
          <text:p text:style-name="P54">Requirement #4: Efficient<text:tab/>9</text:p>
          <text:p text:style-name="P54">Requirement #5: Phases<text:tab/>10</text:p>
          <text:p text:style-name="P54">Requirement #6: Stages<text:tab/>10</text:p>
          <text:p text:style-name="P54">Requirement #7: Stages are optional<text:tab/>11</text:p>
          <text:p text:style-name="P54">Requirement #8: Stage prepare<text:tab/>11</text:p>
          <text:p text:style-name="P54">Requirement #9: Stage pre_output<text:tab/>11</text:p>
          <text:p text:style-name="P54">Requirement #10: Stage pre_output only for Generic Module<text:tab/>11</text:p>
          <text:p text:style-name="P54">Requirement #11: Stage output<text:tab/>11</text:p>
          <text:p text:style-name="P54">Requirement #12: Stage post_output<text:tab/>11</text:p>
          <text:p text:style-name="P54">Requirement #13: Stage post_output only for Generic Module<text:tab/>11</text:p>
          <text:p text:style-name="P54">Requirement #14: Stage cleanup<text:tab/>12</text:p>
          <text:p text:style-name="P54">Requirement #15: Phase Intro<text:tab/>12</text:p>
          <text:p text:style-name="P54">Requirement #16: Phase FunctionDefinition<text:tab/>12</text:p>
          <text:p text:style-name="P54">Requirement #17: Phase CommandLineParsing<text:tab/>12</text:p>
          <text:p text:style-name="P54">Requirement #18: Phase CommandLineVerbose<text:tab/>12</text:p>
          <text:p text:style-name="P54">Requirement #19: Phase InitialSystemSetup<text:tab/>13</text:p>
          <text:p text:style-name="P54">Requirement #20: Phase CommandLineEvaluation<text:tab/>13</text:p>
          <text:p text:style-name="P54">Requirement #21: Phase HandleInitialModuleSetup<text:tab/>13</text:p>
          <text:p text:style-name="P54">Requirement #22: Phase SetupLowLevelTransport<text:tab/>13</text:p>
          <text:p text:style-name="P54">Requirement #23: Phase SetupHighLevelTransport<text:tab/>13</text:p>
          <text:p text:style-name="P54">Requirement #24: Phase SetupDiskDevices<text:tab/>13</text:p>
          <text:p text:style-name="P54">Requirement #25: Phase MountRoot<text:tab/>13</text:p>
          <text:p text:style-name="P54">Requirement #26: Phase PrepareRootDir<text:tab/>14</text:p>
          <text:p text:style-name="P54">Requirement #27: Phase CheckForInit<text:tab/>14</text:p>
          <text:p text:style-name="P54">Requirement #28: Phase RunInit<text:tab/>14</text:p>
          <text:p text:style-name="P54">Requirement #29: Program must be modular<text:tab/>14</text:p>
          <text:p text:style-name="P54">Requirement #30: Dependencies<text:tab/>14</text:p>
          <text:p text:style-name="P54">Requirement #31: Specification of Dependencies<text:tab/>15</text:p>
          <text:p text:style-name="P54">Requirement #32: Granularity of Dependencies<text:tab/>15</text:p>
          <text:p text:style-name="P54">Requirement #33: Exclusion of existing kernel parameters<text:tab/>15</text:p>
          <text:p text:style-name="P54">Requirement #34: rfs: Root File System<text:tab/>15</text:p>
          <text:p text:style-name="P54">Requirement #35: rfs: Syntax<text:tab/>15</text:p>
          <text:p text:style-name="P54">Requirement #36: rfs: Boot Type<text:tab/>15</text:p>
          <text:p text:style-name="P54">Requirement #37: Additional Parameters<text:tab/>16</text:p>
          <text:p text:style-name="P54">Requirement #38: Boot Variant<text:tab/>16</text:p>
          <text:p text:style-name="P54">Requirement #39: Host ID<text:tab/>16</text:p>
          <text:p text:style-name="P54">Requirement #40: local: Generic<text:tab/>16</text:p>
          <text:p text:style-name="P54">Requirement #41: local: path<text:tab/>16</text:p>
          <text:p text:style-name="P54">Requirement #42: iscsi: Generic<text:tab/>17</text:p>
          <text:p text:style-name="P54">Requirement #43: iscsi: Parameter localiqn<text:tab/>17</text:p>
          <text:p text:style-name="P54">Requirement #44: iscsi: Parameter portals<text:tab/>17</text:p>
          <text:p text:style-name="P54"><text:soft-page-break/>Requirement #45: iscsi: path<text:tab/>17</text:p>
          <text:p text:style-name="P54">Requirement #46: udev: Generic<text:tab/>17</text:p>
          <text:p text:style-name="P54">Requirement #47: multipath: Generic<text:tab/>17</text:p>
          <text:p text:style-name="P54">Requirement #48: network: Generic<text:tab/>18</text:p>
          <text:p text:style-name="P54">Requirement #49: network: Parameter nw<text:tab/>18</text:p>
          <text:p text:style-name="P54">Requirement #50: network: Syntax of nw Parameter<text:tab/>18</text:p>
          <text:p text:style-name="P54">Requirement #51: network: DHCP<text:tab/>18</text:p>
          <text:p text:style-name="P54">Requirement #52: tftp: Dependency to Network Boot Variant<text:tab/>19</text:p>
          <text:p text:style-name="P54">Requirement #53: tftp: Command Line Parameters<text:tab/>19</text:p>
          <text:p text:style-name="P54">Requirement #54: tftp: File Name<text:tab/>19</text:p>
          <text:p text:style-name="P54">Requirement #55: tftp: File Format<text:tab/>19</text:p>
          <text:p text:style-name="P54">Requirement #56: tftp: File Extraction<text:tab/>19</text:p>
          <text:p text:style-name="P54">Requirement #57: tftp: Execution of Shell Script<text:tab/>19</text:p>
        </text:index-body>
      </text:user-index>
      <text:p text:style-name="P10"/>
      <text:p text:style-name="P28"/>
      <text:h text:style-name="Heading_20_1" text:outline-level="1">Note About Status</text:h>
      <text:p text:style-name="Text_20_body">This document has alpha status. <text:s/>That means, that everything may change.</text:p>
      <text:p text:style-name="Text_20_body"/>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36">it's extensible: to add functionality, only a small python module is needed.</text:p>
        </text:list-item>
        <text:list-item>
          <text:p text:style-name="P33"><text:span text:style-name="T3">boot with init script generated by </text:span><text:span text:style-name="T1">init4boot</text:span><text:span text:style-name="T3"> is faster, because</text:span></text:p>
          <text:list>
            <text:list-item>
              <text:p text:style-name="P36">everything that can be handled is handled at script creation time – and not during boot time.</text:p>
            </text:list-item>
            <text:list-item>
              <text:p text:style-name="P33"><text:span text:style-name="T3">it drops compatibility to existing kernel parameters, e.g. an </text:span><text:span text:style-name="T8">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6">it's portable and the resulting initramfs can be used for mostly all systems.</text:p>
        </text:list-item>
        <text:list-item>
          <text:p text:style-name="P36">there is no data collected and used from the build-host system.</text:p>
        </text:list-item>
        <text:list-item>
          <text:p text:style-name="P36">all configuration is done with command line parameters and the dhcp rootpath parameter.</text:p>
        </text:list-item>
        <text:list-item>
          <text:p text:style-name="P36">iSCSI boot is supported.</text:p>
        </text:list-item>
        <text:list-item>
          <text:p text:style-name="P36">multipath is supported – also during boot time.</text:p>
        </text:list-item>
        <text:list-item>
          <text:p text:style-name="P36">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8" text:outline-level="1">Alternatives</text:h>
      <text:p text:style-name="P12">There are a couple of other tools and packages, that do similar things:</text:p>
      <text:list text:style-name="L3">
        <text:list-item>
          <text:p text:style-name="P37"><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7"><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7"><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10">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8">busybox</text:span><text:span text:style-name="T3"> or </text:span><text:span text:style-name="T8">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1">should</text:span>, <text:span text:style-name="T11">should not</text:span>, <text:span text:style-name="T11">recommended</text:span>, <text:span text:style-name="T11">may</text:span>, and <text:span text:style-name="T11">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2">boot type</text:span> specifies the main way to get the root device. <text:s/>This is typically one of:</text:p>
      <text:list text:style-name="L4">
        <text:list-item>
          <text:p text:style-name="P38"><text:span text:style-name="T12">local</text:span> for local disks</text:p>
        </text:list-item>
        <text:list-item>
          <text:p text:style-name="P38"><text:span text:style-name="T12">iscsi</text:span> for root devices using the iSCSI protocol</text:p>
        </text:list-item>
        <text:list-item>
          <text:p text:style-name="P38"><text:span text:style-name="T12">nfs</text:span> for NFS mounted root devices</text:p>
        </text:list-item>
      </text:list>
      <text:p text:style-name="Text_20_body">Note that this list might be extended.</text:p>
      <text:p text:style-name="P16">Status Note: not only boot types might be supported during initial phase of the project.</text:p>
      <text:h text:style-name="Heading_20_2" text:outline-level="2">Boot variant</text:h>
      <text:p text:style-name="Text_20_body">The <text:span text:style-name="T12">boot variant</text:span> defines some minor aspect of the boot. <text:s/>Currently available boot variants are:</text:p>
      <text:list text:style-name="L5">
        <text:list-item>
          <text:p text:style-name="P39"><text:soft-page-break/>network</text:p>
        </text:list-item>
        <text:list-item>
          <text:p text:style-name="P39">udev</text:p>
        </text:list-item>
        <text:list-item>
          <text:p text:style-name="P39">multipath</text:p>
        </text:list-item>
      </text:list>
      <text:p text:style-name="Text_20_body">A boot variant itself is an aspect of the boot type.</text:p>
      <text:p text:style-name="Text_20_body">Example: iSCSI boot type can be done with or without <text:span text:style-name="T12">multipath</text:span> boot variant.</text:p>
      <text:p text:style-name="Text_20_body">Note that some boot variants might depend on others.</text:p>
      <text:p text:style-name="Text_20_body">Example: iSCSI boot type (automatically) depends on boot variant <text:span text:style-name="T12">network</text:span>.</text:p>
      <text:p text:style-name="P12"/>
      <text:h text:style-name="P18" text:outline-level="1">Requirements</text:h>
      <text:h text:style-name="P19"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19" text:outline-level="2">initramfs</text:h>
      <text:p text:style-name="P12">This chapter summarises the requirements for the initramfs that is created with the command line tool.<text:reference-mark text:name="Req-General"/></text:p>
      <text:list text:style-name="Req-Numbering" text:continue-numbering="true">
        <text:list-item>
          <text:p text:style-name="P20">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19" text:outline-level="2">init </text:h>
      <text:list text:style-name="Req-Numbering" text:continue-numbering="true">
        <text:list-item>
          <text:p text:style-name="P20">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20">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text:soft-page-break/>everything that can be done during initramfs / init script creation must be done then, e.g. handling dependencies of the different modules.</text:p>
      <text:h text:style-name="P17" text:outline-level="3">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1">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1">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text:soft-page-break/>Stages</text:h>
      <text:list text:style-name="Req-Numbering" text:continue-numbering="true">
        <text:list-item>
          <text:p text:style-name="Req-Name">Stages are optional</text:p>
          <text:p text:style-name="Req-Text">All stages of a phase <text:span text:style-name="T11">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1">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1">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1">should not</text:span> use the pre_output stage.</text:p>
        </text:list-item>
      </text:list>
      <text:p text:style-name="Text_20_body">Note: Because here normally things like <text:span text:style-name="T8">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1">must</text:span> be written to the init script.</text:p>
        </text:list-item>
      </text:list>
      <text:p text:style-name="Text_20_body">Note: This is the real working phase.</text:p>
      <text:p text:style-name="Text_20_body"/>
      <text:list text:style-name="Req-Numbering" text:continue-numbering="true">
        <text:list-item>
          <text:p text:style-name="Req-Name">Stage post_output</text:p>
          <text:p text:style-name="Req-Text">During the post_output stage, the loop end statement <text:span text:style-name="T11">must</text:span> be written.</text:p>
        </text:list-item>
      </text:list>
      <text:p text:style-name="Text_20_body">Note: Typically something like <text:span text:style-name="T8">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1">should not</text:span> use the post_output stage.</text:p>
        </text:list-item>
      </text:list>
      <text:p text:style-name="Text_20_body"><text:soft-page-break/>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1">must</text:span> be unset or deleted.</text:p>
        </text:list-item>
      </text:list>
      <text:p text:style-name="Text_20_body">Note: This stage typically holds things like <text:span text:style-name="T8">unset var</text:span> or <text:span text:style-name="T8">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1">must</text:span> be handled in the init script: </text:p>
          <text:p text:style-name="Req-Text"><text:span text:style-name="T6">• Writing the header </text:span><text:span text:style-name="T9">#!/bin/sh</text:span><text:span text:style-name="T6"> to the first line</text:span></text:p>
          <text:p text:style-name="P23">• Add a comment that the script is automatically generated and should not be changed.</text:p>
          <text:p text:style-name="P23">•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1">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1">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5">for x in $(cat /proc/cmdline); do </text:p>
      <text:p text:style-name="P24"><text:span text:style-name="T8"><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During this phase debug and verbose parameters <text:span text:style-name="T11">must</text:span> be evaluated and <text:soft-page-break/>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1">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1">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1">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1">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1">must</text:span> be done.</text:p>
        </text:list-item>
      </text:list>
      <text:p text:style-name="Text_20_body">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1">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text:soft-page-break/>During this phase the root disk device <text:span text:style-name="T11">must</text:span> be mounted under <text:span text:style-name="T13">/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1">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1">must</text:span> be searched.</text:p>
        </text:list-item>
      </text:list>
      <text:p text:style-name="Text_20_body">Note: Typically this is <text:span text:style-name="T13">/(s)bin/init</text:span> or (when specified) <text:span text:style-name="T13">/bin/bash</text:span>.</text:p>
      <text:p text:style-name="Text_20_body"/>
      <text:list text:style-name="Req-Numbering" text:continue-numbering="true">
        <text:list-item>
          <text:p text:style-name="Req-Name">Phase RunInit</text:p>
          <text:p text:style-name="Req-Text">During this phase the real init <text:span text:style-name="T11">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7" text:outline-level="3">Modular</text:h>
      <text:list text:style-name="Req-Numbering" text:continue-numbering="true">
        <text:list-item>
          <text:p text:style-name="Req-Name">Program must be modular</text:p>
          <text:p text:style-name="Req-Text">The program to create the initramfs with <text:span text:style-name="T11">must</text:span> be modular in the way that additional functionality can be added without changing or breaking any existing functionality.</text:p>
        </text:list-item>
      </text:list>
      <text:p text:style-name="P12">Note: This is very important. <text:s/>This means also, that the <text:span text:style-name="T1">init4boot</text:span> is extensible.</text:p>
      <text:h text:style-name="Heading_20_3" text:outline-level="3">Dependencies</text:h>
      <text:p text:style-name="Text_20_body">Some modules and functionality need other modules and functionality. <text:s/>To get 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1">must</text:span> be handle the given dependencies.</text:p>
        </text:list-item>
      </text:list>
      <text:p text:style-name="P12"/>
      <text:list text:style-name="Req-Numbering" text:continue-numbering="true">
        <text:list-item>
          <text:p text:style-name="Req-Name"><text:soft-page-break/>Specification of Dependencies</text:p>
          <text:p text:style-name="Req-Text">Dependencies <text:span text:style-name="T11">must</text:span> be specified as a list of dependent modules.</text:p>
        </text:list-item>
      </text:list>
      <text:p text:style-name="P12"/>
      <text:list text:style-name="Req-Numbering" text:continue-numbering="true">
        <text:list-item>
          <text:p text:style-name="Req-Name">Granularity of Dependencies</text:p>
          <text:p text:style-name="Req-Text">It <text:span text:style-name="T11">must</text:span> be possible to specify a dependency for each phase.</text:p>
        </text:list-item>
      </text:list>
      <text:p text:style-name="P12"/>
      <text:h text:style-name="P17" text:outline-level="3">Command Line Parameters</text:h>
      <text:p text:style-name="P12">The command line parameters are reached to the init script via <text:span text:style-name="T14">/proc/cmdline</text:span> from the kernel.</text:p>
      <text:p text:style-name="P12">There are some general command line parameters that are handled for mostly all modules – these are described in this section.</text:p>
      <text:p text:style-name="P12">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1">must not</text:span> be (re-)used.</text:p>
        </text:list-item>
      </text:list>
      <text:p text:style-name="Text_20_body">Note: This mostly gives problems. <text:s/></text:p>
      <text:p text:style-name="Text_20_body">Example: When using <text:span text:style-name="T14">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4">nw=</text:span> is chosen.</text:p>
      <text:p text:style-name="P12"/>
      <text:list text:style-name="Req-Numbering" text:continue-numbering="true">
        <text:list-item>
          <text:p text:style-name="Req-Name">rfs: Root File System</text:p>
          <text:p text:style-name="Req-Text">The boot type <text:span text:style-name="T11">must</text:span> be configured with the parameter <text:span text:style-name="T14">rfs</text:span>.</text:p>
        </text:list-item>
      </text:list>
      <text:p text:style-name="Text_20_body"/>
      <text:list text:style-name="Req-Numbering" text:continue-numbering="true">
        <text:list-item>
          <text:p text:style-name="Req-Name">rfs: Syntax</text:p>
          <text:p text:style-name="Req-Text">The rfs parameter <text:span text:style-name="T11">must</text:span> follow the syntax:</text:p>
          <text:p text:style-name="Req-Text"><text:s text:c="2"/><text:span text:style-name="T14">rfs=&lt;boot type&gt;:&lt;additional parameters&gt;</text:span></text:p>
        </text:list-item>
      </text:list>
      <text:p text:style-name="P40"/>
      <text:list text:style-name="Req-Numbering" text:continue-numbering="true">
        <text:list-item>
          <text:p text:style-name="P20">rfs: Boot Type</text:p>
          <text:p text:style-name="P22">The <text:span text:style-name="T14">&lt;boot type&gt;</text:span> <text:span text:style-name="T11">must</text:span> be one of <text:span text:style-name="T14">iscsi</text:span>, <text:span text:style-name="T14">local</text:span> or <text:span text:style-name="T14">nfs</text:span>.</text:p>
        </text:list-item>
      </text:list>
      <text:p text:style-name="Text_20_body">Note: The semantics of this should be clear.</text:p>
      <text:list text:style-name="Req-Numbering" text:continue-numbering="true">
        <text:list-item>
          <text:p text:style-name="Req-Name"><text:soft-page-break/>Additional Parameters</text:p>
          <text:p text:style-name="Req-Text">The <text:span text:style-name="T14">&lt;additional parameters&gt;</text:span> <text:span text:style-name="T11">must</text:span> be given as a list of <text:span text:style-name="T14">key=value</text:span> pairs, separated with a semicolon.</text:p>
        </text:list-item>
      </text:list>
      <text:p text:style-name="Text_20_body">Example: The following is a syntactic correct additional parameters list:</text:p>
      <text:p text:style-name="P27">fast=yes;use_fb=no;serverip=10.1.1.3</text:p>
      <text:p text:style-name="P29"/>
      <text:list text:style-name="Req-Numbering" text:continue-numbering="true">
        <text:list-item>
          <text:p text:style-name="Req-Name">Boot Variant</text:p>
          <text:p text:style-name="Req-Text">The boot variants <text:span text:style-name="T11">must</text:span> be specified as a comma separated list with the parameter <text:span text:style-name="T14">bv=</text:span>.</text:p>
        </text:list-item>
      </text:list>
      <text:p text:style-name="Text_20_body">Note: A full list of boot variants can be found in the next sections.</text:p>
      <text:p text:style-name="Text_20_body">Example: <text:span text:style-name="T14">bv=network,udev</text:span></text:p>
      <text:p text:style-name="P40"/>
      <text:list text:style-name="Req-Numbering" text:continue-numbering="true">
        <text:list-item>
          <text:p text:style-name="Req-Name">Host ID</text:p>
          <text:p text:style-name="Req-Text">It <text:span text:style-name="T11">must</text:span> be possible to specify a unique id with the parameter <text:span text:style-name="T14">hostid=</text:span>.</text:p>
        </text:list-item>
      </text:list>
      <text:p text:style-name="Text_20_body">Note: This id is used in some boot scenarios. <text:s/>When this is used is documented in the next sections.</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list text:style-name="Req-Numbering" text:continue-numbering="true">
        <text:list-item>
          <text:p text:style-name="Req-Name">local: Generic</text:p>
          <text:p text:style-name="Req-Text">It <text:span text:style-name="T11">must</text:span> be possible to boot from a local hard disk, connected by (S)ATA, SCSI, USB or IEEE1934 interface.</text:p>
        </text:list-item>
      </text:list>
      <text:p text:style-name="Text_20_body"/>
      <text:list text:style-name="Req-Numbering" text:continue-numbering="true">
        <text:list-item>
          <text:p text:style-name="Req-Name">local: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h text:style-name="Heading_20_4" text:outline-level="4">nfs</text:h>
      <text:p text:style-name="Text_20_body">Note: There is currently no support for NFS based root disk.</text:p>
      <text:h text:style-name="Heading_20_4" text:outline-level="4"><text:soft-page-break/>iscsi</text:h>
      <text:list text:style-name="Req-Numbering" text:continue-numbering="true">
        <text:list-item>
          <text:p text:style-name="Req-Name">iscsi: Generic</text:p>
          <text:p text:style-name="Req-Text">It <text:span text:style-name="T11">must</text:span> be possible to boot from an iSCSI target.</text:p>
        </text:list-item>
      </text:list>
      <text:p text:style-name="Text_20_body"/>
      <text:list text:style-name="Req-Numbering" text:continue-numbering="true">
        <text:list-item>
          <text:p text:style-name="Req-Name">iscsi: Parameter localiqn</text:p>
          <text:p text:style-name="Req-Text">The local IQN (i. e. the IQN of the client) <text:span text:style-name="T11">must</text:span> be specified with the additional parameter <text:span text:style-name="T13">localiqn=</text:span>.</text:p>
        </text:list-item>
      </text:list>
      <text:p text:style-name="Text_20_body"/>
      <text:list text:style-name="Req-Numbering" text:continue-numbering="true">
        <text:list-item>
          <text:p text:style-name="Req-Name">iscsi: Parameter portals</text:p>
          <text:p text:style-name="Req-Text">All iSCSI target portals <text:span text:style-name="T11">must</text:span> be specified as a comma separated list with the additional parameter <text:span text:style-name="T13">portals=</text:span>.</text:p>
        </text:list-item>
      </text:list>
      <text:p text:style-name="Text_20_body"/>
      <text:list text:style-name="Req-Numbering" text:continue-numbering="true">
        <text:list-item>
          <text:p text:style-name="Req-Name">iscsi: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p text:style-name="Text_20_body">Example for the rfs parameter for iSCSI: </text:p>
      <text:p text:style-name="P26">rfs=iscsi:localiqn=iqn.2008-02.org.flonatel:00031;portals=192.168.228.20,192.168.228.21;path=/dev/mapper/iboot-root1</text:p>
      <text:h text:style-name="Heading_20_3" text:outline-level="3">Boot variants</text:h>
      <text:h text:style-name="Heading_20_4" text:outline-level="4">udev </text:h>
      <text:list text:style-name="Req-Numbering" text:continue-numbering="true">
        <text:list-item>
          <text:p text:style-name="Req-Name">udev: Generic</text:p>
          <text:p text:style-name="Req-Text">When the boot variant udev is specified, the Linux udev system <text:span text:style-name="T11">must</text:span> be initialized during boot.</text:p>
        </text:list-item>
      </text:list>
      <text:h text:style-name="Heading_20_4" text:outline-level="4">multipath</text:h>
      <text:p text:style-name="Standard"/>
      <text:list text:style-name="Req-Numbering" text:continue-numbering="true">
        <text:list-item>
          <text:p text:style-name="Req-Name">multipath: Generic</text:p>
          <text:p text:style-name="Req-Text">When the boot variant multipath is specified, the Linux multipath system <text:span text:style-name="T11">must</text:span> be initialized during boot.</text:p>
        </text:list-item>
      </text:list>
      <text:p text:style-name="Text_20_body">Note: That of course implies, that the root disk can be accesses with multipath. </text:p>
      <text:h text:style-name="Heading_20_4" text:outline-level="4">LVM</text:h>
      <text:p text:style-name="Text_20_body">LVM is currently not supported.</text:p>
      <text:h text:style-name="Heading_20_4" text:outline-level="4"><text:soft-page-break/>network </text:h>
      <text:list text:style-name="Req-Numbering" text:continue-numbering="true">
        <text:list-item>
          <text:p text:style-name="Req-Name">network: Generic</text:p>
          <text:p text:style-name="Req-Text">When the boot variant network is specified, the specified network devices <text:span text:style-name="T11">must</text:span> be initialized during boot.</text:p>
        </text:list-item>
      </text:list>
      <text:p text:style-name="Text_20_body"/>
      <text:list text:style-name="Req-Numbering" text:continue-numbering="true">
        <text:list-item>
          <text:p text:style-name="Req-Name">network: Parameter nw</text:p>
          <text:p text:style-name="Req-Text">The network initialization data <text:span text:style-name="T11">must</text:span> be specified with the <text:span text:style-name="T13">nw=</text:span> parameter.</text:p>
        </text:list-item>
      </text:list>
      <text:p text:style-name="Text_20_body"/>
      <text:list text:style-name="Req-Numbering" text:continue-numbering="true">
        <text:list-item>
          <text:p text:style-name="Req-Name">network: Syntax of nw Parameter</text:p>
          <text:p text:style-name="Req-Text">The <text:span text:style-name="T13">nw=</text:span> parameter <text:span text:style-name="T11">must</text:span> contain a comma separated list of <text:span text:style-name="T13">&lt;nwif&gt;:&lt;init params&gt;</text:span>, where &lt;nwif&gt; is the name of the network interface and &lt;init params&gt; are the parameters to initialize the network interface.</text:p>
        </text:list-item>
      </text:list>
      <text:p text:style-name="P12"/>
      <text:h text:style-name="Heading_20_5" text:outline-level="5">DHCP</text:h>
      <text:p text:style-name="Standard"/>
      <text:list text:style-name="Req-Numbering" text:continue-numbering="true">
        <text:list-item>
          <text:p text:style-name="Req-Name">network: DHCP</text:p>
          <text:p text:style-name="Req-Text">When the &lt;init params&gt; is 'dhcp', then the given network device must be initialized with the help of DHCP. </text:p>
        </text:list-item>
      </text:list>
      <text:p text:style-name="P12"/>
      <text:p text:style-name="P12">Example:</text:p>
      <text:p text:style-name="P26">nw=eth3:dhcp,eth5:dhcp</text:p>
      <text:h text:style-name="Heading_20_5" text:outline-level="5">static</text:h>
      <text:p text:style-name="Text_20_body">Note: Static IP address assignment is currently not supported.</text:p>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characters.</text:p>
      <text:p text:style-name="Text_20_body">To get around this limitation there is the possibility to use the tftp boot variant. <text:s/>This tries to get some data from an tftp server, unpacks it and tries to execute a shell script – when provided.</text:p>
      <text:p text:style-name="Text_20_body">Note that there is one major disadvantage when using tftp: there is no access control. <text:s/>So mostly everybody can read all the filed that are placed on a tftp server. <text:s/>In data center environments, some mechanism using encryption and / <text:soft-page-break/>or authentication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1">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2">tftp=</text:span> <text:span text:style-name="T11">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3">&lt;hostid&gt;.tar</text:span> <text:span text:style-name="T11">must</text:span> be downloaded from a tftp server. <text:s/>As long as it is not possible to download the file, all given tftp servers <text:span text:style-name="T11">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1">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1">must</text:span> be extracted in the initramfs root directory.</text:p>
        </text:list-item>
      </text:list>
      <text:p text:style-name="Text_20_body">Note: So it is very easy to store some configuration files in the tar archive, e.g. something like <text:span text:style-name="T13">/etc/multipath.conf</text:span> or <text:span text:style-name="T13">/etc/iscsi/iscsid.conf</text:span>.</text:p>
      <text:p text:style-name="P15"/>
      <text:list text:style-name="Req-Numbering" text:continue-numbering="true">
        <text:list-item>
          <text:p text:style-name="Req-Name">tftp: Execution of Shell Script</text:p>
          <text:p text:style-name="Req-Text">When after the extraction of the tftp downloaded file there exists a file <text:span text:style-name="T13">/tftp.sh</text:span> and this file is executable, this file <text:span text:style-name="T11">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6">tftp=192.168.228.24,192.168.228.25</text:p>
      <text:h text:style-name="Heading_20_1" text:outline-level="1"><text:soft-page-break/>Design decisions</text:h>
      <text:h text:style-name="Heading_20_2" text:outline-level="2">Python</text:h>
      <text:p text:style-name="Text_20_body">Python was used to create the initramfs and init script, because it's simple, it's short, it's fast and it works.</text:p>
      <text:h text:style-name="Heading_20_1" text:outline-level="1">Implementation Details</text:h>
      <text:h text:style-name="Heading_20_2" text:outline-level="2">Shared Library handling</text:h>
      <text:p text:style-name="Text_20_body">Because there is the need that </text:p>
      <text:list text:style-name="L6">
        <text:list-item>
          <text:p text:style-name="P41">one initramfs should be usable mostly everywhere, and</text:p>
        </text:list-item>
        <text:list-item>
          <text:p text:style-name="P41">it must be possible to created the initramfs on every system,</text:p>
        </text:list-item>
      </text:list>
      <text:p text:style-name="Text_20_body">it is not possible</text:p>
      <text:list text:style-name="L7">
        <text:list-item>
          <text:p text:style-name="P42">execute any program,</text:p>
        </text:list-item>
        <text:list-item>
          <text:p text:style-name="P42">to call ldd on a program,</text:p>
        </text:list-item>
        <text:list-item>
          <text:p text:style-name="P42">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h text:style-name="Heading_20_1" text:outline-level="1">Testing</text:h>
      <text:p text:style-name="Text_20_body">The following types, architectures and variants influence the boot process. <text:s/>To have a full regression test for all of the systems, about 75.000.000<text:note text:id="ftn1" text:note-class="footnote"><text:note-citation>1</text:note-citation><text:note-body><text:p text:style-name="Footnote">Exact number is 74317824, which is 2^15*14*3*3*6*3.</text:p></text:note-body></text:note> different system setups are needed.</text:p>
      <text:p text:style-name="Text_20_body">Dependencies:</text:p>
      <text:list text:style-name="L8">
        <text:list-item>
          <text:p text:style-name="P43">Architecture: amd64, arm, armeb, alpha, hppa, i386, ia64, m68k, mips, mipsel, powerpc, s390, sh, sparc</text:p>
        </text:list-item>
        <text:list-item>
          <text:p text:style-name="P43">Virtualization: Bare Metal, Xen dom0, Xen domU</text:p>
        </text:list-item>
        <text:list-item>
          <text:p text:style-name="P43"><text:soft-page-break/>Multipath: on, off</text:p>
        </text:list-item>
        <text:list-item>
          <text:p text:style-name="P43">udev: on, off? (Are there systems out there without any udev these times?)</text:p>
        </text:list-item>
        <text:list-item>
          <text:p text:style-name="P43">Boot type: iSCSI, local, nfs</text:p>
        </text:list-item>
        <text:list-item>
          <text:p text:style-name="P43">LVM: on, off</text:p>
        </text:list-item>
        <text:list-item>
          <text:p text:style-name="P43">Using disk id: off, label, uuid</text:p>
        </text:list-item>
        <text:list-item>
          <text:p text:style-name="P43">EVMS: on, off</text:p>
        </text:list-item>
        <text:list-item>
          <text:p text:style-name="P43">MD: on, off</text:p>
        </text:list-item>
        <text:list-item>
          <text:p text:style-name="P43">dm-crypt: on, off</text:p>
        </text:list-item>
        <text:list-item>
          <text:p text:style-name="P43">lurks: on, off (root fs encryption)</text:p>
        </text:list-item>
        <text:list-item>
          <text:p text:style-name="P43">loop-aes: on, off</text:p>
        </text:list-item>
        <text:list-item>
          <text:p text:style-name="P43">Transport Interface: SCSI, SATA, USB, IEEE1394, CCISS, ida, network</text:p>
        </text:list-item>
        <text:list-item>
          <text:p text:style-name="P43">dmraid: on, off</text:p>
        </text:list-item>
        <text:list-item>
          <text:p text:style-name="P43">usplash / splashy: on, off</text:p>
        </text:list-item>
        <text:list-item>
          <text:p text:style-name="P43">? cramfs initrd: on, off</text:p>
        </text:list-item>
        <text:list-item>
          <text:p text:style-name="P43">USB keyboard: on, off</text:p>
        </text:list-item>
        <text:list-item>
          <text:p text:style-name="P43">? uswsusp: on, off</text:p>
        </text:list-item>
        <text:list-item>
          <text:p text:style-name="P43">? swsusp: on, off</text:p>
        </text:list-item>
        <text:list-item>
          <text:p text:style-name="P43">? swsusp2: on, off</text:p>
        </text:list-item>
      </text:list>
      <text:h text:style-name="Heading_20_2" text:outline-level="2">Tested systems</text:h>
      <text:p text:style-name="Text_20_body"><text:span text:style-name="T1">Init4boot </text:span><text:span text:style-name="T7">was tested on the following systems and everything works fine (as expected):</text:span></text:p>
      <table:table table:name="Table1" table:style-name="Table1">
        <table:table-column table:style-name="Table1.A" table:number-columns-repeated="3"/>
        <table:table-column table:style-name="Table1.D"/>
        <table:table-row>
          <table:table-cell table:style-name="Table1.A1" office:value-type="string">
            <text:p text:style-name="P31">Architecture</text:p>
          </table:table-cell>
          <table:table-cell table:style-name="Table1.A1" office:value-type="string">
            <text:p text:style-name="P30">amd64</text:p>
          </table:table-cell>
          <table:table-cell table:style-name="Table1.A1" office:value-type="string">
            <text:p text:style-name="P31">Virtualization</text:p>
          </table:table-cell>
          <table:table-cell table:style-name="Table1.D1" office:value-type="string">
            <text:p text:style-name="P30">domU</text:p>
          </table:table-cell>
        </table:table-row>
        <table:table-row>
          <table:table-cell table:style-name="Table1.A2" office:value-type="string">
            <text:p text:style-name="P31">multipath</text:p>
          </table:table-cell>
          <table:table-cell table:style-name="Table1.A2" office:value-type="string">
            <text:p text:style-name="P30">on</text:p>
          </table:table-cell>
          <table:table-cell table:style-name="Table1.A2" office:value-type="string">
            <text:p text:style-name="P31">Boot Type</text:p>
          </table:table-cell>
          <table:table-cell table:style-name="Table1.D2" office:value-type="string">
            <text:p text:style-name="P30">iSCSI </text:p>
          </table:table-cell>
        </table:table-row>
        <table:table-row>
          <table:table-cell table:style-name="Table1.A2" office:value-type="string">
            <text:p text:style-name="P31">udev</text:p>
          </table:table-cell>
          <table:table-cell table:style-name="Table1.A2" office:value-type="string">
            <text:p text:style-name="P30">on</text:p>
          </table:table-cell>
          <table:table-cell table:style-name="Table1.A2" office:value-type="string">
            <text:p text:style-name="P31">lvm</text:p>
          </table:table-cell>
          <table:table-cell table:style-name="Table1.D2" office:value-type="string">
            <text:p text:style-name="P30">off</text:p>
          </table:table-cell>
        </table:table-row>
        <table:table-row>
          <table:table-cell table:style-name="Table1.A2" office:value-type="string">
            <text:p text:style-name="P31">disk id</text:p>
          </table:table-cell>
          <table:table-cell table:style-name="Table1.A2" office:value-type="string">
            <text:p text:style-name="P30">off</text:p>
          </table:table-cell>
          <table:table-cell table:style-name="Table1.A2" office:value-type="string">
            <text:p text:style-name="P31">evms</text:p>
          </table:table-cell>
          <table:table-cell table:style-name="Table1.D2" office:value-type="string">
            <text:p text:style-name="P30">off</text:p>
          </table:table-cell>
        </table:table-row>
        <table:table-row>
          <table:table-cell table:style-name="Table1.A2" office:value-type="string">
            <text:p text:style-name="P31">md</text:p>
          </table:table-cell>
          <table:table-cell table:style-name="Table1.A2" office:value-type="string">
            <text:p text:style-name="P30">off</text:p>
          </table:table-cell>
          <table:table-cell table:style-name="Table1.A2" office:value-type="string">
            <text:p text:style-name="P31">dm-crypt</text:p>
          </table:table-cell>
          <table:table-cell table:style-name="Table1.D2" office:value-type="string">
            <text:p text:style-name="P30">off</text:p>
          </table:table-cell>
        </table:table-row>
        <table:table-row>
          <table:table-cell table:style-name="Table1.A2" office:value-type="string">
            <text:p text:style-name="P31">lurks</text:p>
          </table:table-cell>
          <table:table-cell table:style-name="Table1.A2" office:value-type="string">
            <text:p text:style-name="P30">off</text:p>
          </table:table-cell>
          <table:table-cell table:style-name="Table1.A2" office:value-type="string">
            <text:p text:style-name="P31">loop-aes</text:p>
          </table:table-cell>
          <table:table-cell table:style-name="Table1.D2" office:value-type="string">
            <text:p text:style-name="P30">off</text:p>
          </table:table-cell>
        </table:table-row>
        <table:table-row>
          <table:table-cell table:style-name="Table1.A2" office:value-type="string">
            <text:p text:style-name="P31">interface</text:p>
          </table:table-cell>
          <table:table-cell table:style-name="Table1.A2" office:value-type="string">
            <text:p text:style-name="P30">network</text:p>
          </table:table-cell>
          <table:table-cell table:style-name="Table1.A2" office:value-type="string">
            <text:p text:style-name="P31">dmraid</text:p>
          </table:table-cell>
          <table:table-cell table:style-name="Table1.D2" office:value-type="string">
            <text:p text:style-name="P30">off</text:p>
          </table:table-cell>
        </table:table-row>
        <table:table-row>
          <table:table-cell table:style-name="Table1.A2" office:value-type="string">
            <text:p text:style-name="P31">(u)splash(y)</text:p>
          </table:table-cell>
          <table:table-cell table:style-name="Table1.A2" office:value-type="string">
            <text:p text:style-name="P30">off</text:p>
          </table:table-cell>
          <table:table-cell table:style-name="Table1.A2" office:value-type="string">
            <text:p text:style-name="P31">USB keyboard</text:p>
          </table:table-cell>
          <table:table-cell table:style-name="Table1.D2" office:value-type="string">
            <text:p text:style-name="P30">off</text:p>
          </table:table-cell>
        </table:table-row>
      </table:table>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31">Architecture</text:p>
          </table:table-cell>
          <table:table-cell table:style-name="Table2.A1" office:value-type="string">
            <text:p text:style-name="P30">i386</text:p>
          </table:table-cell>
          <table:table-cell table:style-name="Table2.A1" office:value-type="string">
            <text:p text:style-name="P31">Virtualization</text:p>
          </table:table-cell>
          <table:table-cell table:style-name="Table2.D1" office:value-type="string">
            <text:p text:style-name="P30">bare metal</text:p>
          </table:table-cell>
        </table:table-row>
        <table:table-row>
          <table:table-cell table:style-name="Table2.A2" office:value-type="string">
            <text:p text:style-name="P31">multipath</text:p>
          </table:table-cell>
          <table:table-cell table:style-name="Table2.A2" office:value-type="string">
            <text:p text:style-name="P30">off</text:p>
          </table:table-cell>
          <table:table-cell table:style-name="Table2.A2" office:value-type="string">
            <text:p text:style-name="P31">Boot Type</text:p>
          </table:table-cell>
          <table:table-cell table:style-name="Table2.D2" office:value-type="string">
            <text:p text:style-name="P30">local </text:p>
          </table:table-cell>
        </table:table-row>
        <text:soft-page-break/>
        <table:table-row>
          <table:table-cell table:style-name="Table2.A2" office:value-type="string">
            <text:p text:style-name="P31">udev</text:p>
          </table:table-cell>
          <table:table-cell table:style-name="Table2.A2" office:value-type="string">
            <text:p text:style-name="P30">on</text:p>
          </table:table-cell>
          <table:table-cell table:style-name="Table2.A2" office:value-type="string">
            <text:p text:style-name="P31">lvm</text:p>
          </table:table-cell>
          <table:table-cell table:style-name="Table2.D2" office:value-type="string">
            <text:p text:style-name="P30">off</text:p>
          </table:table-cell>
        </table:table-row>
        <table:table-row>
          <table:table-cell table:style-name="Table2.A2" office:value-type="string">
            <text:p text:style-name="P31">disk id</text:p>
          </table:table-cell>
          <table:table-cell table:style-name="Table2.A2" office:value-type="string">
            <text:p text:style-name="P30">off</text:p>
          </table:table-cell>
          <table:table-cell table:style-name="Table2.A2" office:value-type="string">
            <text:p text:style-name="P31">evms</text:p>
          </table:table-cell>
          <table:table-cell table:style-name="Table2.D2" office:value-type="string">
            <text:p text:style-name="P30">off</text:p>
          </table:table-cell>
        </table:table-row>
        <table:table-row>
          <table:table-cell table:style-name="Table2.A2" office:value-type="string">
            <text:p text:style-name="P31">md</text:p>
          </table:table-cell>
          <table:table-cell table:style-name="Table2.A2" office:value-type="string">
            <text:p text:style-name="P30">off</text:p>
          </table:table-cell>
          <table:table-cell table:style-name="Table2.A2" office:value-type="string">
            <text:p text:style-name="P31">dm-crypt</text:p>
          </table:table-cell>
          <table:table-cell table:style-name="Table2.D2" office:value-type="string">
            <text:p text:style-name="P30">off</text:p>
          </table:table-cell>
        </table:table-row>
        <table:table-row>
          <table:table-cell table:style-name="Table2.A2" office:value-type="string">
            <text:p text:style-name="P31">lurks</text:p>
          </table:table-cell>
          <table:table-cell table:style-name="Table2.A2" office:value-type="string">
            <text:p text:style-name="P30">off</text:p>
          </table:table-cell>
          <table:table-cell table:style-name="Table2.A2" office:value-type="string">
            <text:p text:style-name="P31">loop-aes</text:p>
          </table:table-cell>
          <table:table-cell table:style-name="Table2.D2" office:value-type="string">
            <text:p text:style-name="P30">off</text:p>
          </table:table-cell>
        </table:table-row>
        <table:table-row>
          <table:table-cell table:style-name="Table2.A2" office:value-type="string">
            <text:p text:style-name="P31">interface</text:p>
          </table:table-cell>
          <table:table-cell table:style-name="Table2.A2" office:value-type="string">
            <text:p text:style-name="P30">SATA</text:p>
          </table:table-cell>
          <table:table-cell table:style-name="Table2.A2" office:value-type="string">
            <text:p text:style-name="P31">dmraid</text:p>
          </table:table-cell>
          <table:table-cell table:style-name="Table2.D2" office:value-type="string">
            <text:p text:style-name="P30">off</text:p>
          </table:table-cell>
        </table:table-row>
        <table:table-row>
          <table:table-cell table:style-name="Table2.A2" office:value-type="string">
            <text:p text:style-name="P31">(u)splash(y)</text:p>
          </table:table-cell>
          <table:table-cell table:style-name="Table2.A2" office:value-type="string">
            <text:p text:style-name="P30">off</text:p>
          </table:table-cell>
          <table:table-cell table:style-name="Table2.A2" office:value-type="string">
            <text:p text:style-name="P31">USB keyboard</text:p>
          </table:table-cell>
          <table:table-cell table:style-name="Table2.D2" office:value-type="string">
            <text:p text:style-name="P30">off</text:p>
          </table:table-cell>
        </table:table-row>
      </table:table>
      <text:p text:style-name="Standard"/>
      <text:h text:style-name="Heading_20_1" text:outline-level="1">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and not all) are now copied into the initramfs.</text:p>
      <text:h text:style-name="Heading_20_3" text:outline-level="3">0.1 [2008-04-18]</text:h>
      <text:p text:style-name="Text_20_body">This is a consolidation release. <text:s/>No new functionality was added. <text:s/>Man pages were added and the documentation was finished.</text:p>
      <text:h text:style-name="Heading_20_3" text:outline-level="3">Aims for Version 0.2 [Hopefully about 2008-05-01]</text:h>
      <text:p text:style-name="Text_20_body">To release version 0.2, the following must be done:</text:p>
      <text:list text:style-name="L10">
        <text:list-item>
          <text:p text:style-name="P44">Check (and maybe fix): Xen dom0, nfs, lvm</text:p>
        </text:list-item>
        <text:list-item>
          <text:p text:style-name="P44">Add: encrypted tftp / sftp (similar to tftp)</text:p>
        </text:list-item>
      </text:list>
      <text:h text:style-name="Heading_20_3" text:outline-level="3">Aims to get to beta state</text:h>
      <text:p text:style-name="Text_20_body">The beta state of the project will be reached, if the first normally used system has an uptime for at least one month and no problem occurred.</text:p>
      <text:p text:style-name="Text_20_body">This can be earliest reached at 2008-05-04.</text:p>
      <text:h text:style-name="Heading_20_3" text:outline-level="3"><text:soft-page-break/>Long term aims</text:h>
      <text:p text:style-name="Text_20_body">One aim is to have at least the same functionality and stability as similar packages (initramfs-tools, yaird).</text:p>
      <text:p text:style-name="Text_20_body">Ports to SuSe and RedHat.</text:p>
      <text:p text:style-name="Text_20_body">Official package in Debian, Redhat and SuSe.</text:p>
      <text:p text:style-name="Text_20_body"/>
      <text:h text:style-name="Heading_20_1" text:outline-level="1">Open Points / ToDo</text:h>
      <text:list text:style-name="L11">
        <text:list-item>
          <text:p text:style-name="P45">Must a fsck done before a mount of the root device?</text:p>
        </text:list-item>
        <text:list-item>
          <text:p text:style-name="P45">Add to doc: No program is executed - because it is possible that the system is different.</text:p>
        </text:list-item>
        <text:list-item>
          <text:p text:style-name="P45">Script can be executed by a normal user – no need to be root.</text:p>
        </text:list-item>
        <text:list-item>
          <text:p text:style-name="P45">Possible to use current system or some arbitrary other system.</text:p>
        </text:list-item>
        <text:list-item>
          <text:p text:style-name="P45">Add 'sftp' (which used keys and maybe a password provided with a command line parameter) instead of the no-security-at-all tftp.</text:p>
        </text:list-item>
        <text:list-item>
          <text:p text:style-name="P45">Add status change of documentation to beta: aims?</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1"><text:span text:style-name="Strong_20_Emphasis">RFC 2119</text:span>: <text:span text:style-name="Bib-Author">Bradner, S</text:span>, <text:span text:style-name="Bib-Title">Key words for use in RFCs to Indicate </text:span><text:span text:style-name="Bib-Title">Requirement Levels</text:span>, 1997, http://www.ietf.org/rfc/rfc2119.txt</text:p>
          <text:p text:style-name="P21"><text:span text:style-name="Strong_20_Emphasis">iSCSI Boot post</text:span>: <text:span text:style-name="Bib-Author">Florath, Andreas</text:span>, <text:span text:style-name="Bib-Title">iSCSI Boot</text:span>, 2008, http://lists.debian.org/debian-kernel/2008/02/msg00719.html</text:p>
          <text:p text:style-name="P21"><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1"><text:span text:style-name="Strong_20_Emphasis">Debian initramfs-tools</text:span>: <text:span text:style-name="Bib-Author">unknown</text:span>, <text:span text:style-name="Bib-Title">initramfs-tools</text:span>, , http://packages.debian.org/source/sid/initramfs-tools</text:p>
          <text:p text:style-name="P21"><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19</text:page-number></text:span><text:span text:style-name="T3">/</text:span><text:span text:style-name="T3"><text:page-count>23</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4-18T09:39:06</dc:date>
    <meta:printed-by>Andreas Florath</meta:printed-by>
    <meta:print-date>2008-03-22T09:03:24</meta:print-date>
    <dc:language>en-GB</dc:language>
    <meta:editing-cycles>79</meta:editing-cycles>
    <meta:editing-duration>P4DT6H18M35S</meta:editing-duration>
    <meta:user-defined meta:name="Info 1"/>
    <meta:user-defined meta:name="Info 2"/>
    <meta:user-defined meta:name="Info 3"/>
    <meta:user-defined meta:name="Info 4"/>
    <meta:document-statistic meta:table-count="2" meta:image-count="0" meta:object-count="0" meta:page-count="23" meta:paragraph-count="522" meta:word-count="4314" meta:character-count="26295"/>
  </office:meta>
</office:document-meta>
</file>